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5e106" officeooo:paragraph-rsid="0015e106" style:font-weight-asian="bold" style:font-weight-complex="bold"/>
    </style:style>
    <style:style style:name="P2" style:family="paragraph" style:parent-style-name="Text_20_body">
      <style:text-properties fo:font-weight="bold" officeooo:rsid="0015e472" officeooo:paragraph-rsid="0015e472" style:font-weight-asian="bold" style:font-weight-complex="bold"/>
    </style:style>
    <style:style style:name="P3" style:family="paragraph" style:parent-style-name="Text_20_body">
      <style:text-properties officeooo:rsid="0015e106" officeooo:paragraph-rsid="0015e106"/>
    </style:style>
    <style:style style:name="P4" style:family="paragraph" style:parent-style-name="Text_20_body">
      <style:text-properties officeooo:rsid="0015e472" officeooo:paragraph-rsid="0015e472"/>
    </style:style>
    <style:style style:name="P5" style:family="paragraph" style:parent-style-name="Preformatted_20_Text">
      <style:text-properties officeooo:rsid="0015e106" officeooo:paragraph-rsid="0015e106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officeooo:rsid="000ef8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1ee8"/>
    </style:style>
    <style:style style:name="T4" style:family="text">
      <style:text-properties fo:color="#5555ff"/>
    </style:style>
    <style:style style:name="T5" style:family="text">
      <style:text-properties fo:color="#c0c0c0"/>
    </style:style>
    <style:style style:name="T6" style:family="text">
      <style:text-properties fo:color="#c0c0c0" officeooo:rsid="0015e106"/>
    </style:style>
    <style:style style:name="T7" style:family="text">
      <style:text-properties fo:color="#ff55ff"/>
    </style:style>
    <style:style style:name="T8" style:family="text">
      <style:text-properties fo:color="#aaaa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3">Упражнения</text:span> к <text:span text:style-name="T1">главе</text:span> 3</text:h>
      <text:p text:style-name="Text_20_body"/>
      <text:p text:style-name="P1">3.5.</text:p>
      <text:p text:style-name="P3">Прототип функции определяет только интерфейс класса, определяя лишь имя, тип и параметры функции, не открывая её реализации.</text:p>
      <text:p text:style-name="P3"/>
      <text:p text:style-name="P3"><text:span text:style-name="T2">3.6.</text:span></text:p>
      <text:p text:style-name="P3">Конструктор по умолчанию вызывается компилятором. Элементы данных объекта остаются неинициализироваными.</text:p>
      <text:p text:style-name="P3"/>
      <text:p text:style-name="P1">3.7.</text:p>
      <text:p text:style-name="P3">Элемент данных — это информация с которой могут работать элемент-функции класса и функции клиентов (явно или неявно). Каждый новый объект класса имеет свой собственный элемент данных, в отличии от элемент-функций класса, которые работают одинаково для любого объекта данного класса. И из-за именно размеров элемента данных зависит выделяемая компилятором память при создании объекта.</text:p>
      <text:p text:style-name="P3"/>
      <text:p text:style-name="P1">3.8.</text:p>
      <text:p text:style-name="P3">Заголовочный файл — определяет интерфейс класса или прототипы функций и элементы данных. Данный файл важную информация для разработчиком клиентов данного класса, без этой информации они не будут знать какие и как вызываются элемент-функции класса. Файл исходного класса несёт информацию о реализации самого класса и необходим для разработчиков самого класса.</text:p>
      <text:p text:style-name="P3"/>
      <text:p text:style-name="P1">3.9.</text:p>
      <text:p text:style-name="P5"><text:span text:style-name="T4">#include</text:span><text:span text:style-name="T5"> </text:span><text:span text:style-name="T7">&lt;iostream&gt;</text:span></text:p>
      <text:p text:style-name="P3"/>
      <text:p text:style-name="P3"><text:s text:c="8"/>std::string name;</text:p>
      <text:p text:style-name="P5"><text:span text:style-name="T5"><text:s text:c="4"/></text:span>name<text:span text:style-name="T5"> </text:span><text:span text:style-name="T8">=</text:span><text:span text:style-name="T5"> </text:span><text:span text:style-name="T7">"Hello!\n"</text:span><text:span text:style-name="T8">;</text:span></text:p>
      <text:p text:style-name="P6"><text:span text:style-name="T5"><text:s text:c="4"/></text:span><text:span text:style-name="T6">std::</text:span>cout<text:span text:style-name="T5"> </text:span><text:span text:style-name="T8">&lt;&lt;</text:span><text:span text:style-name="T5"> </text:span>name<text:span text:style-name="T5"> </text:span><text:span text:style-name="T8">&lt;&lt;</text:span><text:span text:style-name="T5"> </text:span><text:span text:style-name="T6">std::</text:span>endl<text:span text:style-name="T8">;</text:span></text:p>
      <text:p text:style-name="P3"/>
      <text:p text:style-name="P3"/>
      <text:p text:style-name="P2">3.10.</text:p>
      <text:p text:style-name="P4">Для того, чтобы код клиентов данного класса не завесили от изменения реализация в самом классе. Может у нас вообще изменится тип элемента данных — это не должно отразится на </text:p>
      <text:p text:style-name="P4">запросах услуг к классу. Все изменения мы проведём в теле функций set- и get-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4:52:00.380824920</meta:creation-date>
    <dc:date>2019-12-25T20:01:11.271654183</dc:date>
    <meta:editing-duration>PT4H39M31S</meta:editing-duration>
    <meta:editing-cycles>10</meta:editing-cycles>
    <meta:generator>LibreOffice/6.0.7.3$Linux_x86 LibreOffice_project/00m0$Build-3</meta:generator>
    <meta:document-statistic meta:table-count="0" meta:image-count="0" meta:object-count="0" meta:page-count="2" meta:paragraph-count="17" meta:word-count="190" meta:character-count="1366" meta:non-whitespace-character-count="1173"/>
  </office:meta>
</office:document-meta>
</file>